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number:min-decimal-places="0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Calibri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ean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<text:span text:style-name="T9"><text:a xlink:href="mailto:destinataire@gmail.com" xlink:type="simple">destinataire@gmail.com</text:a></text:span><text:span text:style-name="T9">, </text:span><text:span text:style-name="T9"><text:a xlink:href="mailto:destinataire@gmail.com" xlink:type="simple">destinataire@gmail.com</text:a></text:span>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4">
      <number:day/>
      <number:text>/</number:text>
      <number:month/>
      <number:text>/</number:text>
      <number:year/>
    </number:date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1" number:min-decimal-places="1" number:min-integer-digits="1"/>
      <number:text>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11-20T10:29:28.298971595</dc:date>
    <meta:editing-cycles>68</meta:editing-cycles>
    <meta:editing-duration>PT9H7M14S</meta:editing-duration>
    <meta:document-statistic meta:table-count="1" meta:cell-count="77" meta:object-count="1"/>
  </office:meta>
</office:document-meta>
</file>